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cc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solid" draw:fill-color="#ccccff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9966" draw:fill-gradient-name="Gradient_20_4" draw:fill-hatch-name="Blue_20_Triple_20_90_20_Degrees" draw:textarea-horizontal-align="center" draw:textarea-vertical-align="middle"/>
    </style:style>
    <style:style style:name="gr7" style:family="graphic" style:parent-style-name="standard">
      <style:graphic-properties draw:fill="solid" draw:fill-color="#ffcc99" draw:fill-gradient-name="Rectangular_20_red_2f_whit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solid" draw:fill-color="#ff9966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3pt"/>
    </style:style>
    <style:style style:name="P5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9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6cm" svg:height="1cm" svg:x="0.796cm" svg:y="0.319cm">
          <text:p text:style-name="P1"><text:span text:style-name="T1">AVRISP MODE</text:span></text:p>
        </draw:rect>
        <draw:rect draw:style-name="gr2" draw:text-style-name="P2" draw:id="id7" draw:layer="layout" svg:width="5.5cm" svg:height="1cm" svg:x="7.796cm" svg:y="0.319cm">
          <text:p text:style-name="P1"><text:span text:style-name="T2">*AVRISP MODE</text:span><text:span text:style-name="T1">*</text:span></text:p>
        </draw:rect>
        <draw:rect draw:style-name="gr1" draw:text-style-name="P2" draw:id="id5" draw:layer="layout" svg:width="6cm" svg:height="1cm" svg:x="0.796cm" svg:y="10.796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1.819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319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4.819cm">
          <text:p text:style-name="P1"><text:span text:style-name="T1">DATAFLASH STATS</text:span></text:p>
        </draw:rect>
        <draw:rect draw:style-name="gr1" draw:text-style-name="P2" draw:id="id6" draw:layer="layout" svg:width="6cm" svg:height="1cm" svg:x="0.796cm" svg:y="27.296cm">
          <text:p text:style-name="P1"><text:span text:style-name="T1">SLEEP MODE</text:span></text:p>
        </draw:rect>
        <draw:connector draw:style-name="gr3" draw:text-style-name="P3" draw:layer="layout" svg:x1="3.796cm" svg:y1="1.319cm" svg:x2="3.796cm" svg:y2="1.819cm" draw:start-shape="id1" draw:start-glue-point="2" draw:end-shape="id2" draw:end-glue-point="0">
          <text:p/>
        </draw:connector>
        <draw:connector draw:style-name="gr3" draw:text-style-name="P3" draw:layer="layout" svg:x1="3.796cm" svg:y1="2.819cm" svg:x2="3.796cm" svg:y2="3.319cm" draw:start-shape="id2" draw:start-glue-point="2" draw:end-shape="id3" draw:end-glue-point="0">
          <text:p/>
        </draw:connector>
        <draw:connector draw:style-name="gr3" draw:text-style-name="P3" draw:layer="layout" svg:x1="3.796cm" svg:y1="4.319cm" svg:x2="3.796cm" svg:y2="4.819cm" draw:start-shape="id3" draw:start-glue-point="2" draw:end-shape="id4" draw:end-glue-point="0">
          <text:p/>
        </draw:connector>
        <draw:connector draw:style-name="gr3" draw:text-style-name="P3" draw:layer="layout" svg:x1="3.796cm" svg:y1="5.819cm" svg:x2="3.796cm" svg:y2="10.796cm" draw:start-shape="id4" draw:start-glue-point="2" draw:end-shape="id5" draw:end-glue-point="0">
          <text:p/>
        </draw:connector>
        <draw:connector draw:style-name="gr3" draw:text-style-name="P3" draw:layer="layout" svg:x1="3.796cm" svg:y1="11.796cm" svg:x2="3.796cm" svg:y2="27.296cm" draw:start-shape="id5" draw:start-glue-point="2" draw:end-shape="id6" draw:end-glue-point="0">
          <text:p/>
        </draw:connector>
        <draw:connector draw:style-name="gr4" draw:text-style-name="P3" draw:layer="layout" svg:x1="6.796cm" svg:y1="0.819cm" svg:x2="7.796cm" svg:y2="0.819cm" draw:start-shape="id1" draw:start-glue-point="1" draw:end-shape="id7" draw:end-glue-point="3">
          <text:p/>
        </draw:connector>
        <draw:rect draw:style-name="gr2" draw:text-style-name="P2" draw:id="id8" draw:layer="layout" svg:width="5.5cm" svg:height="1cm" svg:x="7.796cm" svg:y="1.819cm">
          <text:p text:style-name="P1"><text:span text:style-name="T2">*STORAGE MODE</text:span><text:span text:style-name="T1">*</text:span></text:p>
        </draw:rect>
        <draw:connector draw:style-name="gr4" draw:text-style-name="P3" draw:layer="layout" draw:type="line" svg:x1="6.796cm" svg:y1="2.319cm" svg:x2="7.796cm" svg:y2="2.319cm" draw:start-shape="id2" draw:start-glue-point="1" draw:end-shape="id8" draw:end-glue-point="3">
          <text:p/>
        </draw:connector>
        <draw:rect draw:style-name="gr1" draw:text-style-name="P2" draw:id="id9" draw:layer="layout" svg:width="5.5cm" svg:height="1cm" svg:x="7.796cm" svg:y="4.819cm">
          <text:p text:style-name="P1"><text:span text:style-name="T1">STORAGE SIZES</text:span></text:p>
        </draw:rect>
        <draw:rect draw:style-name="gr1" draw:text-style-name="P2" draw:id="id11" draw:layer="layout" svg:width="5.5cm" svg:height="1cm" svg:x="7.796cm" svg:y="7.796cm">
          <text:p text:style-name="P1"><text:span text:style-name="T1">VIEW DATA TAGS</text:span></text:p>
        </draw:rect>
        <draw:rect draw:style-name="gr2" draw:text-style-name="P4" draw:id="id12" draw:layer="layout" svg:width="8.5cm" svg:height="1cm" svg:x="12.173cm" svg:y="9.319cm">
          <text:p text:style-name="P1"><text:span text:style-name="T3">Scroll through tags via Joystick down</text:span></text:p>
        </draw:rect>
        <draw:rect draw:style-name="gr2" draw:text-style-name="P4" draw:id="id10" draw:layer="layout" svg:width="8.5cm" svg:height="1cm" svg:x="12.173cm" svg:y="6.319cm">
          <text:p text:style-name="P1"><text:span text:style-name="T3">Scroll through sizes via joystick up/down</text:span></text:p>
        </draw:rect>
        <draw:connector draw:style-name="gr4" draw:text-style-name="P3" draw:layer="layout" draw:type="line" svg:x1="6.796cm" svg:y1="5.319cm" svg:x2="7.796cm" svg:y2="5.319cm" draw:start-shape="id4" draw:start-glue-point="1" draw:end-shape="id9" draw:end-glue-point="3">
          <text:p/>
        </draw:connector>
        <draw:connector draw:style-name="gr4" draw:text-style-name="P3" draw:layer="layout" svg:x1="13.296cm" svg:y1="5.319cm" svg:x2="16.423cm" svg:y2="6.319cm" draw:start-shape="id9" draw:start-glue-point="1" draw:end-shape="id10" draw:end-glue-point="0">
          <text:p/>
        </draw:connector>
        <draw:connector draw:style-name="gr4" draw:text-style-name="P3" draw:layer="layout" svg:x1="13.296cm" svg:y1="8.296cm" svg:x2="16.423cm" svg:y2="9.319cm" draw:start-shape="id11" draw:start-glue-point="1" draw:end-shape="id12" draw:end-glue-point="0">
          <text:p/>
        </draw:connector>
        <draw:rect draw:style-name="gr1" draw:text-style-name="P2" draw:id="id13" draw:layer="layout" svg:width="5.5cm" svg:height="1cm" svg:x="7.796cm" svg:y="10.796cm">
          <text:p text:style-name="P1"><text:span text:style-name="T1">SET CONTRAST</text:span></text:p>
        </draw:rect>
        <draw:rect draw:style-name="gr1" draw:text-style-name="P2" draw:id="id16" draw:layer="layout" svg:width="5.5cm" svg:height="1cm" svg:x="7.796cm" svg:y="12.296cm">
          <text:p text:style-name="P1"><text:span text:style-name="T1">SET ISP SPEED</text:span></text:p>
        </draw:rect>
        <draw:rect draw:style-name="gr1" draw:text-style-name="P2" draw:id="id14" draw:layer="layout" svg:width="5.5cm" svg:height="1cm" svg:x="7.796cm" svg:y="23.796cm">
          <text:p text:style-name="P1"><text:span text:style-name="T1">CLEAR SETTINGS</text:span></text:p>
        </draw:rect>
        <draw:connector draw:style-name="gr4" draw:text-style-name="P3" draw:layer="layout" svg:x1="6.796cm" svg:y1="11.296cm" svg:x2="7.796cm" svg:y2="11.296cm" draw:start-shape="id5" draw:start-glue-point="1" draw:end-shape="id13" draw:end-glue-point="3">
          <text:p/>
        </draw:connector>
        <draw:line draw:style-name="gr3" draw:text-style-name="P3" draw:layer="layout" svg:x1="6.796cm" svg:y1="3.819cm" svg:x2="20.673cm" svg:y2="3.819cm">
          <text:p/>
        </draw:line>
        <draw:rect draw:style-name="gr1" draw:text-style-name="P2" draw:id="id15" draw:layer="layout" svg:width="5.5cm" svg:height="1cm" svg:x="7.796cm" svg:y="25.796cm">
          <text:p text:style-name="P1"><text:span text:style-name="T1">JUMP TO BOOTLOADER</text:span></text:p>
        </draw:rect>
        <draw:rect draw:style-name="gr1" draw:text-style-name="P2" draw:id="id18" draw:layer="layout" svg:width="5.5cm" svg:height="1cm" svg:x="7.796cm" svg:y="15.296cm">
          <text:p text:style-name="P1"><text:span text:style-name="T1">SET FIRM VERSION</text:span></text:p>
        </draw:rect>
        <draw:connector draw:style-name="gr5" draw:text-style-name="P3" draw:layer="layout" draw:type="line" svg:x1="20.592cm" svg:y1="24.273cm" svg:x2="13.296cm" svg:y2="24.296cm" draw:end-shape="id14" draw:end-glue-point="1">
          <text:p/>
        </draw:connector>
        <draw:connector draw:style-name="gr5" draw:text-style-name="P3" draw:layer="layout" draw:type="line" svg:x1="20.649cm" svg:y1="26.285cm" svg:x2="13.296cm" svg:y2="26.296cm" draw:end-shape="id15" draw:end-glue-point="1">
          <text:p/>
        </draw:connector>
        <draw:rect draw:style-name="gr1" draw:text-style-name="P2" draw:id="id19" draw:layer="layout" svg:width="5.5cm" svg:height="1cm" svg:x="7.796cm" svg:y="16.796cm">
          <text:p text:style-name="P1"><text:span text:style-name="T1">SET SLEEP TIMEOUT</text:span></text:p>
        </draw:rect>
        <draw:rect draw:style-name="gr2" draw:text-style-name="P4" draw:id="id22" draw:layer="layout" svg:width="6.5cm" svg:height="1cm" svg:x="13.296cm" svg:y="21.296cm">
          <text:p text:style-name="P1"><text:span text:style-name="T3">Change via Joystick up/down</text:span></text:p>
        </draw:rect>
        <draw:connector draw:style-name="gr3" draw:text-style-name="P3" draw:layer="layout" svg:x1="6.796cm" svg:y1="27.796cm" svg:x2="20.649cm" svg:y2="27.782cm" draw:start-shape="id6" draw:start-glue-point="1">
          <text:p/>
        </draw:connector>
        <draw:rect draw:style-name="gr1" draw:text-style-name="P2" draw:id="id17" draw:layer="layout" svg:width="5.5cm" svg:height="1cm" svg:x="7.796cm" svg:y="13.796cm">
          <text:p text:style-name="P1"><text:span text:style-name="T1">SET RESET MODE</text:span></text:p>
        </draw:rect>
        <draw:rect draw:style-name="gr1" draw:text-style-name="P2" draw:id="id20" draw:layer="layout" svg:width="5.5cm" svg:height="1cm" svg:x="7.796cm" svg:y="18.296cm">
          <text:p text:style-name="P1"><text:span text:style-name="T1">SET TONE VOLUME</text:span></text:p>
        </draw:rect>
        <draw:rect draw:style-name="gr1" draw:text-style-name="P2" draw:id="id21" draw:layer="layout" svg:width="5.5cm" svg:height="1cm" svg:x="7.796cm" svg:y="19.796cm">
          <text:p text:style-name="P1"><text:span text:style-name="T1">SET STARTUP MDDE</text:span></text:p>
        </draw:rect>
        <draw:connector draw:style-name="gr3" draw:text-style-name="P3" draw:layer="layout" svg:x1="10.546cm" svg:y1="25.796cm" svg:x2="10.546cm" svg:y2="24.796cm" draw:start-shape="id15" draw:start-glue-point="0" draw:end-shape="id14" draw:end-glue-point="2">
          <text:p/>
        </draw:connector>
        <draw:connector draw:style-name="gr3" draw:text-style-name="P3" draw:layer="layout" svg:x1="10.546cm" svg:y1="11.796cm" svg:x2="10.546cm" svg:y2="12.296cm" draw:start-shape="id13" draw:start-glue-point="2" draw:end-shape="id16" draw:end-glue-point="0">
          <text:p/>
        </draw:connector>
        <draw:connector draw:style-name="gr3" draw:text-style-name="P3" draw:layer="layout" svg:x1="10.546cm" svg:y1="13.296cm" svg:x2="10.546cm" svg:y2="13.796cm" draw:start-shape="id16" draw:start-glue-point="2" draw:end-shape="id17" draw:end-glue-point="0">
          <text:p/>
        </draw:connector>
        <draw:connector draw:style-name="gr3" draw:text-style-name="P3" draw:layer="layout" svg:x1="10.546cm" svg:y1="14.796cm" svg:x2="10.546cm" svg:y2="15.296cm" draw:start-shape="id17" draw:start-glue-point="2" draw:end-shape="id18" draw:end-glue-point="0">
          <text:p/>
        </draw:connector>
        <draw:connector draw:style-name="gr3" draw:text-style-name="P3" draw:layer="layout" svg:x1="10.546cm" svg:y1="16.296cm" svg:x2="10.546cm" svg:y2="16.796cm" draw:start-shape="id18" draw:start-glue-point="2" draw:end-shape="id19" draw:end-glue-point="0">
          <text:p/>
        </draw:connector>
        <draw:connector draw:style-name="gr3" draw:text-style-name="P3" draw:layer="layout" svg:x1="10.546cm" svg:y1="17.796cm" svg:x2="10.546cm" svg:y2="18.296cm" draw:start-shape="id19" draw:start-glue-point="2" draw:end-shape="id20" draw:end-glue-point="0">
          <text:p/>
        </draw:connector>
        <draw:connector draw:style-name="gr3" draw:text-style-name="P3" draw:layer="layout" svg:x1="10.546cm" svg:y1="19.296cm" svg:x2="10.546cm" svg:y2="19.796cm" draw:start-shape="id20" draw:start-glue-point="2" draw:end-shape="id21" draw:end-glue-point="0">
          <text:p/>
        </draw:connector>
        <draw:connector draw:style-name="gr3" draw:text-style-name="P3" draw:layer="layout" svg:x1="10.546cm" svg:y1="20.796cm" svg:x2="10.546cm" svg:y2="23.796cm" draw:start-shape="id21" draw:start-glue-point="2" draw:end-shape="id14" draw:end-glue-point="0">
          <text:p/>
        </draw:connector>
        <draw:connector draw:style-name="gr5" draw:text-style-name="P3" draw:id="id23" draw:layer="layout" svg:x1="13.296cm" svg:y1="20.296cm" svg:x2="16.546cm" svg:y2="21.296cm" draw:start-shape="id21" draw:start-glue-point="1" draw:end-shape="id22">
          <text:p/>
        </draw:connector>
        <draw:connector draw:style-name="gr3" draw:text-style-name="P3" draw:id="id24" draw:layer="layout" svg:x1="13.296cm" svg:y1="18.796cm" svg:x2="16.546cm" svg:y2="20.296cm" draw:start-shape="id20" draw:start-glue-point="1" draw:end-shape="id23" draw:end-glue-point="0">
          <text:p/>
        </draw:connector>
        <draw:connector draw:style-name="gr3" draw:text-style-name="P3" draw:id="id25" draw:layer="layout" svg:x1="13.296cm" svg:y1="17.296cm" svg:x2="16.546cm" svg:y2="18.796cm" draw:start-shape="id19" draw:start-glue-point="1" draw:end-shape="id24" draw:end-glue-point="0">
          <text:p/>
        </draw:connector>
        <draw:connector draw:style-name="gr3" draw:text-style-name="P3" draw:id="id26" draw:layer="layout" svg:x1="13.296cm" svg:y1="15.796cm" svg:x2="16.546cm" svg:y2="17.296cm" draw:start-shape="id18" draw:start-glue-point="1" draw:end-shape="id25" draw:end-glue-point="0">
          <text:p/>
        </draw:connector>
        <draw:connector draw:style-name="gr3" draw:text-style-name="P3" draw:id="id27" draw:layer="layout" svg:x1="13.296cm" svg:y1="14.296cm" svg:x2="16.546cm" svg:y2="15.796cm" draw:start-shape="id17" draw:start-glue-point="1" draw:end-shape="id26" draw:end-glue-point="0">
          <text:p/>
        </draw:connector>
        <draw:connector draw:style-name="gr3" draw:text-style-name="P3" draw:id="id28" draw:layer="layout" svg:x1="13.296cm" svg:y1="12.796cm" svg:x2="16.546cm" svg:y2="14.296cm" draw:start-shape="id16" draw:start-glue-point="1" draw:end-shape="id27" draw:end-glue-point="0">
          <text:p/>
        </draw:connector>
        <draw:connector draw:style-name="gr3" draw:text-style-name="P3" draw:layer="layout" svg:x1="13.296cm" svg:y1="11.296cm" svg:x2="16.546cm" svg:y2="12.796cm" draw:start-shape="id13" draw:start-glue-point="1" draw:end-shape="id28" draw:end-glue-point="0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" draw:text-style-name="P2" draw:id="id29" draw:layer="layout" svg:width="5.5cm" svg:height="1cm" svg:x="2.796cm" svg:y="3.296cm">
          <text:p text:style-name="P1"><text:span text:style-name="T1">START</text:span></text:p>
        </draw:rect>
        <draw:connector draw:style-name="gr5" draw:text-style-name="P3" draw:id="id31" draw:layer="layout" svg:x1="0.297cm" svg:y1="3.787cm" svg:x2="2.796cm" svg:y2="3.796cm" draw:end-shape="id29" draw:end-glue-point="3">
          <text:p/>
        </draw:connector>
        <draw:rect draw:style-name="gr6" draw:text-style-name="P1" draw:id="id30" draw:layer="layout" svg:width="5cm" svg:height="1cm" svg:x="10.796cm" svg:y="3.2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5" draw:text-style-name="P3" draw:layer="layout" svg:x1="8.296cm" svg:y1="3.796cm" svg:x2="10.796cm" svg:y2="3.796cm" draw:start-shape="id29" draw:start-glue-point="1" draw:end-shape="id30" draw:end-glue-point="3">
          <text:p/>
        </draw:connector>
        <draw:connector draw:style-name="gr5" draw:text-style-name="P3" draw:layer="layout" draw:line-skew="5cm" svg:x1="13.296cm" svg:y1="4.296cm" svg:x2="1.297cm" svg:y2="3.791cm" draw:start-shape="id30" draw:start-glue-point="2" draw:end-shape="id31" draw:end-glue-point="0">
          <text:p/>
        </draw:connector>
        <draw:rect draw:style-name="gr7" draw:text-style-name="P4" draw:id="id32" draw:layer="layout" svg:width="8.5cm" svg:height="1cm" svg:x="2.796cm" svg:y="25.796cm">
          <text:p text:style-name="P1"><text:span text:style-name="T3">JTAG enabled until joystick released</text:span></text:p>
        </draw:rect>
        <draw:rect draw:style-name="gr7" draw:text-style-name="P4" draw:id="id33" draw:layer="layout" svg:width="8.5cm" svg:height="1cm" svg:x="12.173cm" svg:y="24.296cm">
          <text:p text:style-name="P1"><text:span text:style-name="T3">Jump to bootloader if present</text:span></text:p>
        </draw:rect>
        <draw:connector draw:style-name="gr5" draw:text-style-name="P3" draw:layer="layout" svg:x1="11.296cm" svg:y1="26.296cm" svg:x2="16.423cm" svg:y2="25.296cm" draw:start-shape="id32" draw:start-glue-point="1" draw:end-shape="id33" draw:end-glue-point="2">
          <text:p/>
        </draw:connector>
        <draw:frame draw:style-name="gr8" draw:text-style-name="P5" draw:layer="layout" svg:width="10.5cm" svg:height="2.75cm" svg:x="5.296cm" svg:y="17.046cm">
          <draw:text-box>
            <text:p text:style-name="P1"><text:span text:style-name="T5">BUTTLOAD V3.0</text:span></text:p>
            <text:p text:style-name="P1"><text:span text:style-name="T6">MENU LAYOUT</text:span></text:p>
          </draw:text-box>
        </draw:frame>
        <draw:connector draw:style-name="gr5" draw:text-style-name="P3" draw:layer="layout" draw:type="line" svg:x1="0.288cm" svg:y1="26.286cm" svg:x2="2.796cm" svg:y2="26.296cm" draw:end-shape="id32" draw:end-glue-point="3">
          <text:p/>
        </draw:connector>
        <draw:rect draw:style-name="gr9" draw:text-style-name="P2" draw:id="id34" draw:layer="layout" svg:width="5.5cm" svg:height="1cm" svg:x="2.796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5" draw:text-style-name="P3" draw:layer="layout" draw:type="line" svg:x1="0.296cm" svg:y1="24.291cm" svg:x2="2.796cm" svg:y2="24.296cm" draw:end-shape="id34" draw:end-glue-point="3">
          <text:p/>
        </draw:connector>
        <draw:rect draw:style-name="gr7" draw:text-style-name="P4" draw:id="id35" draw:layer="layout" svg:width="8.5cm" svg:height="1cm" svg:x="2.796cm" svg:y="27.273cm">
          <text:p text:style-name="P1"><text:span text:style-name="T3">Sleep until Joystick pushed upwards</text:span></text:p>
        </draw:rect>
        <draw:connector draw:style-name="gr3" draw:text-style-name="P3" draw:layer="layout" draw:type="line" svg:x1="2.796cm" svg:y1="27.773cm" svg:x2="0.288cm" svg:y2="27.782cm" draw:start-shape="id35" draw:start-glue-point="3">
          <text:p/>
        </draw:connector>
        <draw:rect draw:style-name="gr1" draw:text-style-name="P2" draw:id="id36" draw:layer="layout" svg:width="5.5cm" svg:height="1cm" svg:x="2.796cm" svg:y="5.296cm">
          <text:p text:style-name="P1"><text:span text:style-name="T1">OPTIONS</text:span></text:p>
        </draw:rect>
        <draw:rect draw:style-name="gr2" draw:text-style-name="P2" draw:id="id37" draw:layer="layout" svg:width="6.5cm" svg:height="0.977cm" svg:x="4.796cm" svg:y="7.319cm">
          <text:p text:style-name="P1"><text:span text:style-name="T1">Change via Joystick up/down</text:span></text:p>
        </draw:rect>
        <draw:connector draw:style-name="gr4" draw:text-style-name="P3" draw:layer="layout" svg:x1="5.546cm" svg:y1="6.296cm" svg:x2="8.046cm" svg:y2="7.319cm" draw:start-shape="id36" draw:start-glue-point="2" draw:end-shape="id37" draw:end-glue-point="0">
          <text:p/>
        </draw:connector>
        <draw:connector draw:style-name="gr3" draw:text-style-name="P3" draw:layer="layout" svg:x1="5.546cm" svg:y1="4.296cm" svg:x2="5.546cm" svg:y2="5.296cm" draw:start-shape="id29" draw:start-glue-point="2" draw:end-shape="id36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Dean Camera</meta:initial-creator>
    <meta:creation-date>2006-02-10T16:32:28</meta:creation-date>
    <dc:creator>Dean Camera</dc:creator>
    <dc:date>2007-06-06T17:59:39</dc:date>
    <dc:language>en-US</dc:language>
    <meta:editing-cycles>33</meta:editing-cycles>
    <meta:editing-duration>PT5H15M5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